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family="paragraph">
      <style:text-properties style:font-name="Consolas" style:font-name-asian="Consolas" style:font-name-complex="Consolas" fo:color="#608B4E" fo:font-size="9.5pt" style:font-size-asian="9.5pt" style:font-size-complex="9.5pt"/>
    </style:style>
    <style:style style:name="P8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9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10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11" style:parent-style-name="Standard" style:family="paragraph">
      <style:paragraph-properties style:text-autospace="none"/>
      <style:text-properties style:font-name="Consolas" style:font-name-asian="Consolas" style:font-name-complex="Consolas" fo:color="#DCDCDC" fo:font-size="9.5pt" style:font-size-asian="9.5pt" style:font-size-complex="9.5pt"/>
    </style:style>
    <style:style style:name="P12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13" style:parent-style-name="Standard" style:family="paragraph">
      <style:paragraph-properties style:text-autospace="none"/>
      <style:text-properties style:font-name="Consolas" style:font-name-asian="Consolas" style:font-name-complex="Consolas" fo:color="#DCDCDC" fo:font-size="9.5pt" style:font-size-asian="9.5pt" style:font-size-complex="9.5pt"/>
    </style:style>
    <style:style style:name="P14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15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16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17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18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19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20" style:parent-style-name="Standard" style:family="paragraph">
      <style:paragraph-properties style:text-autospace="none"/>
    </style:style>
    <style:style style:name="T21" style:parent-style-name="DefaultParagraphFont" style:family="text">
      <style:text-properties style:font-name="Consolas" style:font-name-asian="Consolas" style:font-name-complex="Consolas" fo:color="#608B4E" fo:font-size="9.5pt" style:font-size-asian="9.5pt" style:font-size-complex="9.5pt"/>
    </style:style>
    <style:style style:name="P22" style:parent-style-name="Standard" style:family="paragraph">
      <style:paragraph-properties style:text-autospace="none"/>
      <style:text-properties style:font-name="Consolas" style:font-name-asian="Consolas" style:font-name-complex="Consolas" fo:color="#DCDCDC" fo:font-size="9.5pt" style:font-size-asian="9.5pt" style:font-size-complex="9.5pt"/>
    </style:style>
    <style:style style:name="P23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24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25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26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27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28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29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30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31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32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33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P34" style:parent-style-name="Standard" style:family="paragraph">
      <style:paragraph-properties style:text-autospace="none"/>
      <style:text-properties style:font-name="Consolas" style:font-name-asian="Consolas" style:font-name-complex="Consolas" fo:color="#608B4E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asian="Consolas" style:font-name-complex="Consolas" fo:color="#9B9B9B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7" style:parent-style-name="Standard" style:family="paragraph">
      <style:paragraph-properties style:text-autospace="none"/>
    </style:style>
    <style:style style:name="T38" style:parent-style-name="DefaultParagraphFont" style:family="text">
      <style:text-properties style:font-name="Consolas" style:font-name-asian="Consolas" style:font-name-complex="Consolas" fo:color="#9B9B9B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asian="Consolas" style:font-name-complex="Consolas" fo:color="#DCDCDC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asian="Consolas" style:font-name-complex="Consolas" fo:color="#BD63C5" fo:font-size="9.5pt" style:font-size-asian="9.5pt" style:font-size-complex="9.5pt"/>
    </style:style>
    <style:style style:name="P41" style:parent-style-name="Standard" style:family="paragraph">
      <style:paragraph-properties style:text-autospace="none"/>
      <style:text-properties style:font-name="Consolas" style:font-name-asian="Consolas" style:font-name-complex="Consolas" fo:color="#DCDCDC" fo:font-size="9.5pt" style:font-size-asian="9.5pt" style:font-size-complex="9.5pt"/>
    </style:style>
    <style:style style:name="P4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3" style:parent-style-name="Standard" style:family="paragraph">
      <style:paragraph-properties style:text-autospace="none"/>
      <style:text-properties style:font-name="Consolas" style:font-name-asian="Consolas" style:font-name-complex="Consolas" fo:color="#DCDCDC" fo:font-size="9.5pt" style:font-size-asian="9.5pt" style:font-size-complex="9.5pt"/>
    </style:style>
    <style:style style:name="P44" style:parent-style-name="Standard" style:family="paragraph">
      <style:paragraph-properties style:text-autospace="none"/>
      <style:text-properties style:font-name="Consolas" style:font-name-asian="Consolas" style:font-name-complex="Consolas" fo:color="#9B9B9B" fo:font-size="9.5pt" style:font-size-asian="9.5pt" style:font-size-complex="9.5pt"/>
    </style:style>
    <style:style style:name="P4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>Technical Guidelines</text:p>
      <text:p text:style-name="P2">For Team Sausage Fox</text:p>
      <text:p text:style-name="Standard"/>
      <text:list text:style-name="LFO1" text:continue-numbering="true">
        <text:list-item>
          <text:p text:style-name="P3">Global Functions<text:tab/>- GlobalFunctionName(void)</text:p>
        </text:list-item>
        <text:list-item>
          <text:p text:style-name="P4">Global Variables<text:tab/>- int GlobalVariableName<text:tab/>or<text:tab/>int Global_Variable_Name</text:p>
        </text:list-item>
        <text:list-item>
          <text:p text:style-name="P5">Helper Functions<text:tab/>-<text:s/>helperFunctionName(void)</text:p>
        </text:list-item>
        <text:list-item>
          <text:p text:style-name="P6">Local Variables<text:tab/>- int localVariableName<text:tab/>or<text:s/><text:tab/>int local_Variable_Name</text:p>
        </text:list-item>
      </text:list>
      <text:p text:style-name="Standard"/>
      <text:p text:style-name="Standard">File Header:</text:p>
      <text:p text:style-name="Standard"/>
      <text:p text:style-name="P7">/*</text:p>
      <text:p text:style-name="P8">File:<text:tab/><text:tab/><text:tab/><text:tab/>Main.c</text:p>
      <text:p text:style-name="P9">Author:<text:tab/><text:tab/><text:tab/>Dan Muller (d.muller), Another Person (another.person)</text:p>
      <text:p text:style-name="P10">Creation Date:<text:tab/><text:tab/>Jan 7, 2014</text:p>
      <text:p text:style-name="P11"/>
      <text:p text:style-name="P12">Purpose:<text:tab/><text:tab/><text:tab/>Starts the game up</text:p>
      <text:p text:style-name="P13"/>
      <text:p text:style-name="P14">Functions:<text:tab/><text:tab/><text:tab/>WinMain - Main function</text:p>
      <text:p text:style-name="P15"><text:tab/><text:tab/><text:tab/><text:tab/>Foo - Another function</text:p>
      <text:p text:style-name="P16"><text:s/></text:p>
      <text:p text:style-name="P17">Copyright (C) 2014 DigiPen Institute of Technology.</text:p>
      <text:p text:style-name="P18">Reproduction or disclosure of this file or its contents without the prior</text:p>
      <text:p text:style-name="P19">written consent of DigiPen Institute of Technology is prohibited.</text:p>
      <text:p text:style-name="P20"><text:span text:style-name="T21">*/</text:span></text:p>
      <text:p text:style-name="P22"/>
      <text:p text:style-name="Standard">Code Blocks:</text:p>
      <text:p text:style-name="P23">// ---------------------------------------------------------------------------</text:p>
      <text:p text:style-name="P24">// Includes</text:p>
      <text:p text:style-name="P25"/>
      <text:p text:style-name="P26">// ---------------------------------------------------------------------------</text:p>
      <text:p text:style-name="P27">// Globals</text:p>
      <text:p text:style-name="P28"/>
      <text:p text:style-name="P29">//<text:s/>---------------------------------------------------------------------------</text:p>
      <text:p text:style-name="P30">// Function Prototypes</text:p>
      <text:p text:style-name="P31"/>
      <text:p text:style-name="P32">// ---------------------------------------------------------------------------</text:p>
      <text:p text:style-name="P33">// Main Program</text:p>
      <text:p text:style-name="P34"/>
      <text:p text:style-name="Standard">Header file location: \MansionMashers\HeaderFiles</text:p>
      <text:p text:style-name="Standard">C file location: \MansionMashers\SourceFiles</text:p>
      <text:p text:style-name="Standard">Texture file location: \MansionMashers\TextureFiles</text:p>
      <text:p text:style-name="Standard"/>
      <text:p text:style-name="Standard">Include syntax for header files:<text:tab/>“../HeaderFiles/Header.h”</text:p>
      <text:p text:style-name="Standard">Texture syntax for texture files:<text:tab/>“../TextureFiles/Texture.png”</text:p>
      <text:p text:style-name="Standard"/>
      <text:p text:style-name="Standard">Header defines:</text:p>
      <text:p text:style-name="Standard"><text:span text:style-name="T35">#ifndef</text:span><text:span text:style-name="T36"><text:s/>FOX_FILENAME</text:span></text:p>
      <text:p text:style-name="P37"><text:span text:style-name="T38">#define</text:span><text:span text:style-name="T39"><text:s/></text:span><text:span text:style-name="T40">FOX_FILENAME</text:span></text:p>
      <text:p text:style-name="P41"/>
      <text:p text:style-name="P42">//Header code goes here</text:p>
      <text:p text:style-name="P43"/>
      <text:p text:style-name="P44">#endif</text:p>
      <text:p text:style-name="Standard"/>
      <text:soft-page-break/>
      <text:p text:style-name="P45">Fox Engine Project Filters:</text:p>
      <text:p text:style-name="Standard">Fox Engine Headers: All engine headers</text:p>
      <text:p text:style-name="Standard">Fox Level Headers: All level headers</text:p>
      <text:p text:style-name="Standard">Fox Math Headers: All math headers</text:p>
      <text:p text:style-name="Standard"/>
      <text:p text:style-name="Standard">Fox Level Sources: Level source files</text:p>
      <text:p text:style-name="Standard">Fox Math Sources: Math source<text:s/>files</text:p>
      <text:p text:style-name="Standard">Fox Engine Sources: Engine source files</text:p>
      <text:p text:style-name="Standard"/>
      <text:p text:style-name="P46">Game Loop Format:</text:p>
      <text:p text:style-name="Standard">Main.c → Load, Initialize, Loop(Input, Update, Draw), Free, Unload</text:p>
      <text:p text:style-name="Standard"/>
      <text:p text:style-name="Standard">Each level needs each of the functions so Main.c can call it.</text:p>
      <text:p text:style-name="Standard">Any helper functions are built off of the 7 main functions.</text:p>
      <text:p text:style-name="Standard"/>
      <text:p text:style-name="Standard">Levels → Load&lt;LevelNumber&gt; or Load&lt;Name&gt; <text:s/>Ex: LoadMainMenu, Load1</text:p>
      <text:p text:style-name="Standard">Same for Initialize&lt; &gt;, Update&lt; &gt;, Draw&lt; &gt;, Free&lt; &gt;, Unload&lt; 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 Muller</meta:initial-creator>
    <dc:creator>Juli Gregg</dc:creator>
    <meta:creation-date>2014-01-11T00:14:00Z</meta:creation-date>
    <dc:date>2014-01-22T06:40:00Z</dc:date>
    <meta:template xlink:href="Normal.dotm" xlink:type="simple"/>
    <meta:editing-cycles>14</meta:editing-cycles>
    <meta:editing-duration>PT2880S</meta:editing-duration>
    <meta:document-statistic meta:page-count="2" meta:paragraph-count="4" meta:word-count="304" meta:character-count="2038" meta:row-count="14" meta:non-whitespace-character-count="1738"/>
  </office:meta>
</office:document-meta>
</file>